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napurna SIL" svg:font-family="'Annapurna SIL'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Source Sans Pro" svg:font-family="'Source Sans Pro'" style:font-family-generic="swiss"/>
    <style:font-face style:name="Tagmukay1" svg:font-family="Tagmukay" style:font-family-generic="swiss"/>
    <style:font-face style:name="Tagmukay" svg:font-family="Tagmukay" style:font-pitch="variable"/>
    <style:font-face style:name="Tagmukay Beta" svg:font-family="'Tagmukay Beta'" style:font-pitch="variable"/>
    <style:font-face style:name="Tagmukay Beta:ss01=1" svg:font-family="'Tagmukay Beta:ss01=1'" style:font-pitch="variable"/>
    <style:font-face style:name="Tagmukay:ss01-1" svg:font-family="Tagmukay:ss01-1" style:font-pitch="variable"/>
    <style:font-face style:name="Tagmukay:ss01=1" svg:font-family="Tagmukay:ss01=1" style:font-pitch="variable"/>
    <style:font-face style:name="Tagmukay:ss02=1" svg:font-family="Tagmukay:ss02=1" style:font-pitch="variable"/>
    <style:font-face style:name="Liberation Sans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128ac"/>
    </style:style>
    <style:style style:name="P2" style:family="paragraph" style:parent-style-name="Heading_20_3">
      <style:text-properties fo:color="#767171" style:font-name="Source Sans Pro" fo:font-size="11pt" style:font-size-asian="11pt" style:font-size-complex="11pt"/>
    </style:style>
    <style:style style:name="P3" style:family="paragraph" style:parent-style-name="Heading_20_3">
      <style:text-properties fo:color="#767171" style:font-name="Source Sans Pro" fo:font-size="11pt" officeooo:paragraph-rsid="0018450d" style:font-size-asian="11pt" style:font-size-complex="11pt"/>
    </style:style>
    <style:style style:name="P4" style:family="paragraph" style:parent-style-name="Heading_20_3">
      <style:text-properties fo:color="#767171" style:font-name="Source Sans Pro" fo:font-size="11pt" officeooo:paragraph-rsid="001a0444" style:font-size-asian="11pt" style:font-size-complex="11pt"/>
    </style:style>
    <style:style style:name="P5" style:family="paragraph" style:parent-style-name="Heading_20_3">
      <style:text-properties fo:color="#767171" style:font-name="Source Sans Pro" fo:font-size="11pt" officeooo:paragraph-rsid="001c482f" style:font-size-asian="11pt" style:font-size-complex="11pt"/>
    </style:style>
    <style:style style:name="P6" style:family="paragraph" style:parent-style-name="Heading_20_3">
      <style:text-properties fo:color="#767171" style:font-name="Source Sans Pro" fo:font-size="11pt" officeooo:paragraph-rsid="002115be" style:font-size-asian="11pt" style:font-size-complex="11pt"/>
    </style:style>
    <style:style style:name="P7" style:family="paragraph" style:parent-style-name="Heading_20_3">
      <style:text-properties officeooo:paragraph-rsid="001c482f"/>
    </style:style>
    <style:style style:name="P8" style:family="paragraph" style:parent-style-name="Standard">
      <style:text-properties style:font-name="Tagmukay Beta" fo:font-size="12pt" officeooo:paragraph-rsid="002115be" style:font-size-asian="12pt" style:font-size-complex="12pt"/>
    </style:style>
    <style:style style:name="P9" style:family="paragraph" style:parent-style-name="Standard">
      <style:text-properties style:font-name="Tagmukay Beta" fo:font-size="12pt" style:font-size-asian="12pt" style:font-name-complex="Tagmukay Beta" style:font-size-complex="12pt"/>
    </style:style>
    <style:style style:name="P10" style:family="paragraph" style:parent-style-name="Standard">
      <style:text-properties style:font-name="Tagmukay Beta" fo:font-size="12pt" officeooo:paragraph-rsid="001c482f" style:font-size-asian="12pt" style:font-name-complex="Tagmukay Beta" style:font-size-complex="12pt"/>
    </style:style>
    <style:style style:name="P11" style:family="paragraph" style:parent-style-name="Standard">
      <style:text-properties style:font-name="Tagmukay Beta" fo:font-size="12pt" fo:font-weight="bold" officeooo:paragraph-rsid="002115be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gmukay Beta" officeooo:paragraph-rsid="001c482f" style:font-name-complex="Tagmukay Beta"/>
    </style:style>
    <style:style style:name="P13" style:family="paragraph" style:parent-style-name="Standard">
      <style:text-properties officeooo:paragraph-rsid="001a0444"/>
    </style:style>
    <style:style style:name="P14" style:family="paragraph" style:parent-style-name="Standard">
      <style:text-properties officeooo:paragraph-rsid="001c482f"/>
    </style:style>
    <style:style style:name="P15" style:family="paragraph" style:parent-style-name="Standard">
      <style:text-properties style:font-name="Tagmukay" fo:font-size="12pt" style:font-size-asian="12pt" style:font-size-complex="12pt"/>
    </style:style>
    <style:style style:name="P16" style:family="paragraph" style:parent-style-name="Standard">
      <style:text-properties style:font-name="Tagmukay" fo:font-size="12pt" officeooo:paragraph-rsid="002115be" style:font-size-asian="12pt" style:font-size-complex="12pt"/>
    </style:style>
    <style:style style:name="P17" style:family="paragraph" style:parent-style-name="Standard">
      <style:text-properties style:font-name="Tagmukay" fo:font-size="12pt" style:font-size-asian="12pt" style:font-name-complex="Tagmukay" style:font-size-complex="12pt"/>
    </style:style>
    <style:style style:name="P18" style:family="paragraph" style:parent-style-name="Standard">
      <style:text-properties style:font-name="Tagmukay" fo:font-size="12pt" officeooo:paragraph-rsid="001c482f" style:font-size-asian="12pt" style:font-name-complex="Tagmukay" style:font-size-complex="12pt"/>
    </style:style>
    <style:style style:name="P19" style:family="paragraph" style:parent-style-name="Standard">
      <style:text-properties style:font-name="Tagmukay" fo:font-size="12pt" fo:font-weight="bold" officeooo:paragraph-rsid="001c482f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agmukay" fo:font-size="12pt" fo:font-weight="bold" officeooo:paragraph-rsid="002115be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agmukay" style:font-name-complex="Tagmukay"/>
    </style:style>
    <style:style style:name="P22" style:family="paragraph" style:parent-style-name="Standard">
      <style:text-properties style:font-name="Tagmukay:ss02=1" fo:font-size="12pt" officeooo:rsid="0013cee3" officeooo:paragraph-rsid="0013cee3" style:font-size-asian="12pt" style:font-size-complex="12pt"/>
    </style:style>
    <style:style style:name="P23" style:family="paragraph" style:parent-style-name="Standard">
      <style:text-properties style:font-name="Tagmukay:ss02=1" fo:font-size="12pt" fo:font-weight="bold" officeooo:rsid="0013cee3" officeooo:paragraph-rsid="001c482f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Tagmukay1" fo:font-size="12pt" style:font-size-asian="12pt" style:font-name-complex="Tagmukay" style:font-size-complex="12pt"/>
    </style:style>
    <style:style style:name="P25" style:family="paragraph" style:parent-style-name="Standard">
      <style:text-properties style:font-name="Tagmukay1" fo:font-size="12pt" fo:font-weight="bold" officeooo:paragraph-rsid="001c482f" style:font-size-asian="12pt" style:font-weight-asian="bold" style:font-name-complex="Tagmukay" style:font-size-complex="12pt" style:font-weight-complex="bold"/>
    </style:style>
    <style:style style:name="P26" style:family="paragraph" style:parent-style-name="Standard">
      <style:text-properties fo:color="#000000" style:font-name="Tagmukay1" fo:font-size="12pt" officeooo:paragraph-rsid="001128ac" style:font-size-asian="12pt" style:font-name-complex="Tagmukay" style:font-size-complex="12pt"/>
    </style:style>
    <style:style style:name="P27" style:family="paragraph" style:parent-style-name="Standard">
      <style:text-properties fo:color="#000000" style:font-name="Tagmukay1" fo:font-size="12pt" fo:font-weight="bold" officeooo:paragraph-rsid="001c482f" style:font-size-asian="12pt" style:font-weight-asian="bold" style:font-name-complex="Tagmukay" style:font-size-complex="12pt" style:font-weight-complex="bold"/>
    </style:style>
    <style:style style:name="P28" style:family="paragraph" style:parent-style-name="Heading_20_2">
      <style:paragraph-properties fo:text-align="center" style:justify-single-word="false"/>
      <style:text-properties fo:color="#111111" style:font-name="Source Sans Pro" officeooo:rsid="001d8fa2"/>
    </style:style>
    <style:style style:name="P29" style:family="paragraph" style:parent-style-name="Heading_20_2">
      <style:paragraph-properties fo:text-align="center" style:justify-single-word="false"/>
      <style:text-properties fo:color="#111111" style:font-name="Source Sans Pro" officeooo:rsid="001d8fa2" officeooo:paragraph-rsid="001c482f"/>
    </style:style>
    <style:style style:name="P30" style:family="paragraph" style:parent-style-name="Heading_20_1" style:master-page-name="Standard">
      <style:paragraph-properties fo:text-align="center" style:justify-single-word="false" style:page-number="auto"/>
      <style:text-properties fo:color="#000000" style:font-name="Source Sans Pro1"/>
    </style:style>
    <style:style style:name="P31" style:family="paragraph" style:parent-style-name="Heading_20_1" style:master-page-name="Standard">
      <style:paragraph-properties fo:text-align="center" style:justify-single-word="false" style:page-number="auto" fo:break-before="page"/>
      <style:text-properties fo:color="#000000" style:font-name="Source Sans Pro1" officeooo:paragraph-rsid="00248986"/>
    </style:style>
    <style:style style:name="T1" style:family="text">
      <style:text-properties fo:color="#767171" style:font-name="Source Sans Pro" fo:font-size="11pt" style:font-size-asian="11pt" style:font-size-complex="11pt"/>
    </style:style>
    <style:style style:name="T2" style:family="text">
      <style:text-properties fo:color="#767171" style:font-name="Source Sans Pro" fo:font-size="11pt" officeooo:rsid="001128ac" style:font-size-asian="11pt" style:font-size-complex="11pt"/>
    </style:style>
    <style:style style:name="T3" style:family="text">
      <style:text-properties fo:color="#767171" style:font-name="Source Sans Pro" fo:font-size="11pt" officeooo:rsid="0018450d" style:font-size-asian="11pt" style:font-size-complex="11pt"/>
    </style:style>
    <style:style style:name="T4" style:family="text">
      <style:text-properties fo:color="#767171" style:font-name="Source Sans Pro" fo:font-size="11pt" fo:font-style="italic" officeooo:rsid="001128ac" style:font-size-asian="11pt" style:font-style-asian="italic" style:font-size-complex="11pt" style:font-style-complex="italic"/>
    </style:style>
    <style:style style:name="T5" style:family="text">
      <style:text-properties fo:color="#767171" style:font-name="Source Sans Pro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767171" style:font-name="Source Sans Pro" fo:font-size="11pt" fo:font-weight="normal" officeooo:rsid="0018450d" style:font-size-asian="11pt" style:font-weight-asian="normal" style:font-size-complex="11pt" style:font-weight-complex="normal"/>
    </style:style>
    <style:style style:name="T7" style:family="text">
      <style:text-properties style:font-name="Tagmukay1" fo:font-size="12pt" style:font-size-asian="12pt" style:font-size-complex="12pt"/>
    </style:style>
    <style:style style:name="T8" style:family="text">
      <style:text-properties style:font-name="Source Sans Pro"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name-complex="Tagmukay:ss01=1" style:font-size-complex="12pt"/>
    </style:style>
    <style:style style:name="T11" style:family="text">
      <style:text-properties officeooo:rsid="0018450d"/>
    </style:style>
    <style:style style:name="T12" style:family="text">
      <style:text-properties officeooo:rsid="001ac12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115be"/>
    </style:style>
    <style:style style:name="T15" style:family="text">
      <style:text-properties fo:color="#808080"/>
    </style:style>
    <style:style style:name="T16" style:family="text">
      <style:text-properties officeooo:rsid="00238621"/>
    </style:style>
    <style:style style:name="T17" style:family="text">
      <style:text-properties style:font-name="Tagmukay"/>
    </style:style>
    <style:style style:name="T18" style:family="text">
      <style:text-properties style:font-name="Tagmukay" fo:font-size="12pt" style:font-size-asian="12pt" style:font-size-complex="12pt"/>
    </style:style>
    <style:style style:name="T19" style:family="text">
      <style:text-properties style:font-name="Tagmukay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Tagmukay" fo:font-size="12pt" fo:font-weight="bold" style:font-size-asian="12pt" style:font-weight-asian="bold" style:font-name-complex="Tagmukay" style:font-size-complex="12pt" style:font-weight-complex="bold"/>
    </style:style>
    <style:style style:name="T21" style:family="text">
      <style:text-properties style:font-name="Tagmukay" fo:font-size="12pt" fo:font-weight="bold" style:font-size-asian="12pt" style:font-weight-asian="bold" style:font-name-complex="Tagmukay:ss01=1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Tagmukay <text:span text:style-name="T16">Glyph Collection <text:s/></text:span></text:h>
      <text:h text:style-name="P28" text:outline-level="2">Regular </text:h>
      <text:h text:style-name="P2" text:outline-level="3">Latin Basic</text:h>
      <text:p text:style-name="P15"><text:s text:c="2"/>! " # $ % &amp; ' ( ) * + , - . / 0 1 2 3 4 5 6 7 8 9 : ; &lt; = &gt; ? @ <text:line-break/>A B C D E F G H I J K L M N O P Q R S T U V W X Y Z [ \ ] ^ _ ` <text:line-break/>a b c d e f g h i j k l m n o p q r s t u v w x y z { | } ~ </text:p>
      <text:h text:style-name="P2" text:outline-level="3">Latin-1 Supplement</text:h>
      <text:p text:style-name="Standard"><text:span text:style-name="T8">&lt;no-break space&gt;</text:span><text:span text:style-name="T7"> </text:span><text:span text:style-name="T18">¡ ¢ £ ¤ ¥ ¦ § ¨ © ª « ¬ ­ ® ¯ ° ± ² ³ ´ µ ¶ · ¸ ¹ º » ¼ ½ ¾ ¿ <text:line-break/>À Á Â Ã Ä Å Æ Ç È É Ê Ë Ì Í Î Ï Ð Ñ Ò Ó Ô Õ Ö × Ø Ù Ú Û Ü Ý Þ ß <text:line-break/>à á â ã ä å æ ç è é ê ë ì í î ï ð ñ ò ó ô õ ö ÷ ø ù ú û ü ý þ ÿ </text:span></text:p>
      <text:h text:style-name="P6" text:outline-level="3">Latin Extended A-B <text:span text:style-name="T14">and</text:span> IPA <text:span text:style-name="T14">Extended</text:span>(selected)</text:h>
      <text:p text:style-name="P16">Ă ă Ĕ ĕ Ĭ ĭ Ŋ ŋ Ŏ ŏ Œ œ Š š Ŭ ŭ Ÿ Ž ž Ǝ ƒ Ɣ ǝ ɣ</text:p>
      <text:h text:style-name="P6" text:outline-level="3"><text:span text:style-name="T14">Spacing Modifier Letters and Combining Diacritical Marks</text:span> (selected)</text:h>
      <text:p text:style-name="P16">ˆ ˜ ̀ ́ ̂ <text:s/>̃ <text:s/>̄ <text:s/>̅ <text:s/>̆ <text:s/>̇ ̈ ̊ <text:s/>̌ ̣ ̧ </text:p>
      <text:p text:style-name="P8"><text:span text:style-name="T3">Latin Extended Additional</text:span><text:span text:style-name="T1"> (selected)</text:span><text:line-break/><text:span text:style-name="T17">Ḅ ḅ Ḍ ḍ Ḥ ḥ Ḳ ḳ Ḷ ḷ Ṃ ṃ Ṇ ṇ Ṛ ṛ Ṣ ṣ Ṭ ṭ Ẉ ẉ Ẓ ẓ Ỵ ỵ</text:span></text:p>
      <text:h text:style-name="P4" text:outline-level="3"><text:span text:style-name="T11">General Punctuation and Other Symbols</text:span> (selected)</text:h>
      <text:p text:style-name="P13"><text:span text:style-name="T8">&lt;thin space&gt; &lt;zero width space&gt; &lt;zero width non-joiner&gt; &lt;zero width joiner&gt;</text:span><text:span text:style-name="T7"> </text:span><text:span text:style-name="T18">– — ‘ ’ ‚ “ ” „ † ‡ • … </text:span><text:span text:style-name="T8">&lt;narrow no-break space&gt;</text:span><text:span text:style-name="T7"> </text:span><text:span text:style-name="T18">‰ ‹ › € ™ ◌</text:span></text:p>
      <text:h text:style-name="P3" text:outline-level="3">Latin alternates</text:h>
      <text:p text:style-name="P22">a à á â ã ä å g</text:p>
      <text:h text:style-name="Heading_20_3" text:outline-level="3"><text:span text:style-name="T1">Tifinagh </text:span><text:span text:style-name="T2">(selected)</text:span></text:h>
      <text:p text:style-name="P24">ⴰ ⴶ ⴹ ⴼ ⴾ ⵀ ⵂ ⵆ ⵈ ⵉ ⵌ ⵍ ⵎ ⵏ ⵑ ⵓ ⵔ ⵗ ⵙ ⵛ ⵜ ⵢ ⵣ ⵤ ⵧ ⵰ ⵿ </text:p>
      <text:h text:style-name="P2" text:outline-level="3">Tifinagh Bi-consonant Ligatures </text:h>
      <text:p text:style-name="P21"><text:span text:style-name="T9">ⴼ⵿ⵜ ⵍ⵿ⵜ ⵎ⵿ⵀ ⵎ⵿ⵙ ⵎ⵿ⵜ ⵏ⵿ⴶ ⵏ⵿ⴹ ⵏ⵿ⴼ ⵏ⵿ⴼ⵿ⵜ ⵏ⵿ⴾ ⵏ⵿ⵌ </text:span><text:span text:style-name="T10">ⵏ⵿ⵌ</text:span><text:span text:style-name="T9"> ⵏ⵿ⵗ ⵏ⵿ⵙ ⵏ⵿ⵜ<text:tab/>ⵏ⵿ⵤ ⵔ⵿ⵜ ⵙ⵿ⵜ ⵛ⵿ⵜ</text:span></text:p>
      <text:h text:style-name="P1" text:outline-level="3"><text:span text:style-name="T1">Tifinagh </text:span><text:span text:style-name="T2">Contextual Alternates for double </text:span><text:span text:style-name="T4">ella</text:span><text:span text:style-name="T2"> and </text:span><text:span text:style-name="T4">enna</text:span></text:h>
      <text:p text:style-name="P26"><text:span text:style-name="T15">ⵍ</text:span>ⵍ <text:span text:style-name="T15">ⵍ</text:span>ⵏ <text:span text:style-name="T15">ⵏ</text:span>ⵍ <text:span text:style-name="T15">ⵏ</text:span>ⵏ</text:p>
      <text:h text:style-name="P2" text:outline-level="3"><text:span text:style-name="T12">Tifinagh </text:span>Experimental Vowels<text:tab/></text:h>
      <text:p text:style-name="P17">ⴰ̂ ⴰ̆ ⵓ̂ ⵢ̂ ⵢ̣ ⵧ̂<text:tab/></text:p>
      <text:p text:style-name="P9"/>
      <text:p text:style-name="P9"/>
      <text:h text:style-name="P31" text:outline-level="1">Tagmukay <text:span text:style-name="T16">Glyph Collection <text:s/></text:span></text:h>
      <text:h text:style-name="P29" text:outline-level="2">Bold </text:h>
      <text:h text:style-name="P5" text:outline-level="3">Latin Basic</text:h>
      <text:p text:style-name="P19"><text:s text:c="2"/>! " # $ % &amp; ' ( ) * + , - . / 0 1 2 3 4 5 6 7 8 9 : ; &lt; = &gt; ? @ <text:line-break/>A B C D E F G H I J K L M N O P Q R S T U V W X Y Z [ \ ] ^ _ ` <text:line-break/>a b c d e f g h i j k l m n o p q r s t u v w x y z { | } ~ </text:p>
      <text:h text:style-name="P5" text:outline-level="3">Latin-1 Supplement</text:h>
      <text:p text:style-name="P14"><text:span text:style-name="T8">&lt;no-break space&gt;</text:span><text:span text:style-name="T7"> </text:span><text:span text:style-name="T19">¡ ¢ £ ¤ ¥ ¦ § ¨ © ª « ¬ ­ ® ¯ ° ± ² ³ ´ µ ¶ · ¸ ¹ º » ¼ ½ ¾ ¿ <text:line-break/>À Á Â Ã Ä Å Æ Ç È É Ê Ë Ì Í Î Ï Ð Ñ Ò Ó Ô Õ Ö × Ø Ù Ú Û Ü Ý Þ ß <text:line-break/>à á â ã ä å æ ç è é ê ë ì í î ï ð ñ ò ó ô õ ö ÷ ø ù ú û ü ý þ ÿ </text:span></text:p>
      <text:h text:style-name="P6" text:outline-level="3">Latin Extended A-B <text:span text:style-name="T14">and</text:span> IPA <text:span text:style-name="T14">Extended</text:span>(selected)</text:h>
      <text:p text:style-name="P20">Ă ă Ĕ ĕ Ĭ ĭ Ŋ ŋ Ŏ ŏ Œ œ Š š Ŭ ŭ Ÿ Ž ž Ǝ ƒ Ɣ ǝ ɣ</text:p>
      <text:h text:style-name="P6" text:outline-level="3"><text:span text:style-name="T14">Spacing Modifier Letters and Combining Diacritical Marks</text:span> (selected)</text:h>
      <text:p text:style-name="P20">ˆ ˜ ̀ ́ ̂ <text:s/>̃ <text:s/>̄ <text:s/>̅ <text:s/>̆ <text:s/>̇ ̈ ̊ <text:s/>̌ ̣ ̧ </text:p>
      <text:p text:style-name="P11"><text:span text:style-name="T6">Latin Extended Additional</text:span><text:span text:style-name="T5"> (selected)</text:span><text:line-break/><text:span text:style-name="T17">Ḅ ḅ Ḍ ḍ Ḥ ḥ Ḳ ḳ Ḷ ḷ Ṃ ṃ Ṇ ṇ Ṛ ṛ Ṣ ṣ Ṭ ṭ Ẉ ẉ Ẓ ẓ Ỵ ỵ</text:span></text:p>
      <text:h text:style-name="P5" text:outline-level="3"><text:span text:style-name="T11">General Punctuation and Other Symbols</text:span> (selected)</text:h>
      <text:p text:style-name="P14"><text:span text:style-name="T8">&lt;thin space&gt; &lt;zero width space&gt; &lt;zero width non-joiner&gt; &lt;zero width joiner&gt;</text:span><text:span text:style-name="T7"> </text:span><text:span text:style-name="T19">– — ‘ ’ ‚ “ ” „ † ‡ • …</text:span><text:span text:style-name="T18"> </text:span><text:span text:style-name="T8">&lt;narrow no-break space&gt;</text:span><text:span text:style-name="T7"> </text:span><text:span text:style-name="T19">‰ ‹ › € ™ ◌</text:span></text:p>
      <text:h text:style-name="P5" text:outline-level="3">Latin alternates</text:h>
      <text:p text:style-name="P23">a à á â ã ä å g</text:p>
      <text:h text:style-name="P7" text:outline-level="3"><text:span text:style-name="T1">Tifinagh </text:span><text:span text:style-name="T2">(selected)</text:span></text:h>
      <text:p text:style-name="P25">ⴰ ⴶ ⴹ ⴼ ⴾ ⵀ ⵂ ⵆ ⵈ ⵉ ⵌ ⵍ ⵎ ⵏ ⵑ ⵓ ⵔ ⵗ ⵙ ⵛ ⵜ ⵢ ⵣ ⵤ ⵧ ⵰ ⵿ </text:p>
      <text:h text:style-name="P5" text:outline-level="3">Tifinagh Bi-consonant Ligatures </text:h>
      <text:p text:style-name="P12"><text:span text:style-name="T20">ⴼ⵿ⵜ ⵍ⵿ⵜ ⵎ⵿ⵀ ⵎ⵿ⵙ ⵎ⵿ⵜ ⵏ⵿ⴶ ⵏ⵿ⴹ ⵏ⵿ⴼ ⵏ⵿ⴼ⵿ⵜ ⵏ⵿ⴾ ⵏ⵿ⵌ </text:span><text:span text:style-name="T21">ⵏ⵿ⵌ</text:span><text:span text:style-name="T20"> ⵏ⵿ⵗ ⵏ⵿ⵙ ⵏ⵿ⵜ<text:tab/>ⵏ⵿ⵤ ⵔ⵿ⵜ ⵙ⵿ⵜ ⵛ⵿</text:span><text:span text:style-name="T9">ⵜ</text:span></text:p>
      <text:h text:style-name="P7" text:outline-level="3"><text:span text:style-name="T1">Tifinagh </text:span><text:span text:style-name="T2">Contextual Alternates for double </text:span><text:span text:style-name="T4">ella</text:span><text:span text:style-name="T2"> and </text:span><text:span text:style-name="T4">enna</text:span></text:h>
      <text:p text:style-name="P27"><text:span text:style-name="T15">ⵍ</text:span>ⵍ <text:span text:style-name="T15">ⵍ</text:span>ⵏ <text:span text:style-name="T15">ⵏ</text:span>ⵍ <text:span text:style-name="T15">ⵏ</text:span>ⵏ</text:p>
      <text:h text:style-name="P5" text:outline-level="3"><text:span text:style-name="T12">Tifinagh </text:span>Experimental Vowels<text:tab/></text:h>
      <text:p text:style-name="P18"><text:span text:style-name="T13">ⴰ̂ ⴰ̆ ⵓ̂ ⵢ̂ ⵢ̣ ⵧ̂</text:span><text:tab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napurna SIL" svg:font-family="'Annapurna SIL'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Source Sans Pro" svg:font-family="'Source Sans Pro'" style:font-family-generic="swiss"/>
    <style:font-face style:name="Tagmukay1" svg:font-family="Tagmukay" style:font-family-generic="swiss"/>
    <style:font-face style:name="Tagmukay" svg:font-family="Tagmukay" style:font-pitch="variable"/>
    <style:font-face style:name="Tagmukay Beta" svg:font-family="'Tagmukay Beta'" style:font-pitch="variable"/>
    <style:font-face style:name="Tagmukay Beta:ss01=1" svg:font-family="'Tagmukay Beta:ss01=1'" style:font-pitch="variable"/>
    <style:font-face style:name="Tagmukay:ss01-1" svg:font-family="Tagmukay:ss01-1" style:font-pitch="variable"/>
    <style:font-face style:name="Tagmukay:ss01=1" svg:font-family="Tagmukay:ss01=1" style:font-pitch="variable"/>
    <style:font-face style:name="Tagmukay:ss02=1" svg:font-family="Tagmukay:ss02=1" style:font-pitch="variable"/>
    <style:font-face style:name="Liberation Sans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Mangal" style:font-size-complex="10pt" style:language-complex="ne" style:country-complex="NP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Mangal" style:font-size-complex="10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nnapurna SIL" style:font-family-complex="'Annapurna SIL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nnapurna SIL" style:font-family-complex="'Annapurna SIL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nnapurna SIL" style:font-family-complex="'Annapurna SIL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nnapurna SIL" style:font-family-complex="'Annapurna SIL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Mangal" style:font-family-complex="Mangal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swiss" fo:font-size="13pt" style:font-name-asian="Calibri1" style:font-family-asian="Calibri" style:font-family-generic-asian="system" style:font-pitch-asian="variable" style:font-size-asian="13pt" style:font-name-complex="Mangal" style:font-family-complex="Mangal" style:font-size-complex="11.5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swiss" fo:font-size="12pt" style:font-name-asian="Calibri1" style:font-family-asian="Calibri" style:font-family-generic-asian="system" style:font-pitch-asian="variable" style:font-size-asian="12pt" style:font-name-complex="Mangal" style:font-family-complex="Mangal" style:font-size-complex="10.5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Mangal" style:font-family-complex="Mangal" style:font-size-complex="14.5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swiss" fo:font-size="13pt" style:font-name-asian="Calibri1" style:font-family-asian="Calibri" style:font-family-generic-asian="system" style:font-pitch-asian="variable" style:font-size-asian="13pt" style:font-name-complex="Mangal" style:font-family-complex="Mangal" style:font-size-complex="11.5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swiss" fo:font-size="12pt" style:font-name-asian="Calibri1" style:font-family-asian="Calibri" style:font-family-generic-asian="system" style:font-pitch-asian="variable" style:font-size-asian="12pt" style:font-name-complex="Mangal" style:font-family-complex="Mangal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blentz</meta:initial-creator>
    <meta:editing-cycles>34</meta:editing-cycles>
    <meta:creation-date>2017-03-13T15:36:00</meta:creation-date>
    <dc:date>2017-04-21T15:46:03.496287220</dc:date>
    <meta:editing-duration>P1DT22H56M2S</meta:editing-duration>
    <meta:generator>LibreOffice/5.1.6.2$Linux_X86_64 LibreOffice_project/10m0$Build-2</meta:generator>
    <meta:document-statistic meta:table-count="0" meta:image-count="0" meta:object-count="0" meta:page-count="2" meta:paragraph-count="46" meta:word-count="800" meta:character-count="2459" meta:non-whitespace-character-count="165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